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solid" draw:fill-color="#c8dcff" draw:textarea-horizontal-align="justify" draw:textarea-vertical-align="middle" draw:auto-grow-height="false" fo:min-height="0.438cm" fo:min-width="2.474cm"/>
      <style:paragraph-properties style:writing-mode="lr-tb"/>
    </style:style>
    <style:style style:name="gr2" style:family="graphic" style:parent-style-name="standard">
      <style:graphic-properties draw:stroke="solid" draw:fill="solid" draw:fill-color="#dddddd" draw:textarea-horizontal-align="justify" draw:textarea-vertical-align="middle" draw:auto-grow-height="false" fo:min-height="0.438cm" fo:min-width="2.474cm"/>
      <style:paragraph-properties style:writing-mode="lr-tb"/>
    </style:style>
    <style:style style:name="gr3" style:family="graphic" style:parent-style-name="standard">
      <style:graphic-properties draw:stroke="solid" draw:fill="solid" draw:fill-color="#cccccc" draw:textarea-horizontal-align="justify" draw:textarea-vertical-align="middle" draw:auto-grow-height="false" fo:min-height="0.438cm" fo:min-width="2.474cm"/>
      <style:paragraph-properties style:writing-mode="lr-tb"/>
    </style:style>
    <style:style style:name="gr4" style:family="graphic" style:parent-style-name="standard">
      <style:graphic-properties draw:stroke="solid" draw:fill="solid" draw:fill-color="#c8dcff" draw:textarea-horizontal-align="justify" draw:textarea-vertical-align="middle" draw:auto-grow-height="false" fo:min-height="0.438cm" fo:min-width="1.966cm"/>
      <style:paragraph-properties style:writing-mode="lr-tb"/>
    </style:style>
    <style:style style:name="gr5" style:family="graphic" style:parent-style-name="objectwithoutfill">
      <style:graphic-properties svg:stroke-width="0.025cm" svg:stroke-color="#3465a4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false" fo:min-height="0.512cm" fo:padding-top="0cm" fo:padding-bottom="0cm" fo:padding-left="0.254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8dcff"/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color="#666666" loext:opacity="100%" fo:font-size="10.5pt" style:font-size-asian="10.5pt" style:font-size-complex="10.5pt"/>
    </style:style>
    <style:style style:name="P4" style:family="paragraph">
      <loext:graphic-properties draw:fill="solid" draw:fill-color="#dddddd"/>
      <style:paragraph-properties fo:text-align="center"/>
      <style:text-properties fo:color="#666666" loext:opacity="100%" fo:font-size="10.5pt" style:font-size-asian="10.5pt" style:font-size-complex="10.5pt"/>
    </style:style>
    <style:style style:name="P5" style:family="paragraph">
      <loext:graphic-properties draw:fill="solid" draw:fill-color="#cccccc"/>
      <style:paragraph-properties fo:text-align="center"/>
      <style:text-properties fo:color="#666666" loext:opacity="100%" fo:font-size="10.5pt" style:font-size-asian="10.5pt" style:font-size-complex="10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0.5pt" fo:font-style="italic" style:font-size-asian="10.5pt" style:font-style-asian="italic" style:font-size-complex="10.5pt" style:font-style-complex="italic"/>
    </style:style>
    <style:style style:name="P8" style:family="paragraph">
      <loext:graphic-properties draw:fill="none" draw:fill-color="#ffffff"/>
      <style:paragraph-properties fo:text-align="end"/>
      <style:text-properties fo:font-size="10.5pt" fo:font-style="italic" style:font-size-asian="10.5pt" style:font-style-asian="italic" style:font-size-complex="10.5pt" style:font-style-complex="italic"/>
    </style:style>
    <style:style style:name="P9" style:family="paragraph">
      <style:text-properties fo:color="#666666" loext:opacity="100%" fo:font-size="10.5pt" fo:font-style="italic" style:font-size-asian="10.5pt" style:font-style-asian="italic" style:font-size-complex="10.5pt" style:font-style-complex="italic"/>
    </style:style>
    <style:style style:name="P10" style:family="paragraph">
      <loext:graphic-properties draw:fill="none" draw:fill-color="#ffffff"/>
      <style:paragraph-properties fo:text-align="end"/>
      <style:text-properties fo:color="#666666" loext:opacity="100%" fo:font-size="10.5pt" fo:font-style="italic" style:font-size-asian="10.5pt" style:font-style-asian="italic" style:font-size-complex="10.5pt" style:font-style-complex="itali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666666" loext:opacity="100%" fo:font-size="10.5pt" style:font-size-asian="10.5pt" style:font-size-complex="10.5pt"/>
    </style:style>
    <style:style style:name="T3" style:family="text">
      <style:text-properties fo:font-size="10.5pt" fo:font-style="italic" style:font-size-asian="10.5pt" style:font-style-asian="italic" style:font-size-complex="10.5pt" style:font-style-complex="italic"/>
    </style:style>
    <style:style style:name="T4" style:family="text">
      <style:text-properties fo:color="#666666" loext:opacity="100%" fo:font-size="10.5pt" fo:font-style="italic" style:font-size-asian="10.5pt" style:font-style-asian="italic" style:font-size-complex="10.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0.762cm" svg:x="0.508cm" svg:y="0.508cm">
          <text:p text:style-name="P1"><text:span text:style-name="T1">DasStre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48cm" svg:height="0.762cm" svg:x="1.524cm" svg:y="1.651cm">
          <text:p text:style-name="P1"><text:span text:style-name="T1">Das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48cm" svg:height="0.762cm" svg:x="1.524cm" svg:y="2.794cm">
          <text:p text:style-name="P1"><text:span text:style-name="T1">Das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048cm" svg:height="0.762cm" svg:x="1.524cm" svg:y="8.636cm">
          <text:p text:style-name="P3"><text:span text:style-name="T2">PktDe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048cm" svg:height="0.762cm" svg:x="2.54cm" svg:y="9.779cm">
          <text:p text:style-name="P3"><text:span text:style-name="T2">PlaneDe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48cm" svg:height="0.762cm" svg:x="2.54cm" svg:y="6.223cm">
          <text:p text:style-name="P1"><text:span text:style-name="T1">Das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48cm" svg:height="0.762cm" svg:x="2.54cm" svg:y="3.937cm">
          <text:p text:style-name="P1"><text:span text:style-name="T1">DasDi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762cm" svg:x="3.556cm" svg:y="5.08cm">
          <text:p text:style-name="P1"><text:span text:style-name="T1">Das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1.016cm" svg:y1="1.27cm" svg:x2="1.016cm" svg:y2="4.826cm">
          <text:p/>
        </draw:line>
        <draw:line draw:style-name="gr5" draw:text-style-name="P6" draw:layer="layout" svg:x1="1.016cm" svg:y1="1.27cm" svg:x2="1.016cm" svg:y2="9.017cm">
          <text:p/>
        </draw:line>
        <draw:line draw:style-name="gr5" draw:text-style-name="P6" draw:layer="layout" svg:x1="1.524cm" svg:y1="3.175cm" svg:x2="1.016cm" svg:y2="3.176cm">
          <text:p/>
        </draw:line>
        <draw:line draw:style-name="gr5" draw:text-style-name="P6" draw:layer="layout" svg:x1="2.032cm" svg:y1="10.16cm" svg:x2="2.032cm" svg:y2="9.398cm">
          <text:p/>
        </draw:line>
        <draw:line draw:style-name="gr5" draw:text-style-name="P6" draw:layer="layout" svg:x1="2.032cm" svg:y1="7.747cm" svg:x2="2.032cm" svg:y2="3.555cm">
          <text:p/>
        </draw:line>
        <draw:line draw:style-name="gr5" draw:text-style-name="P6" draw:layer="layout" svg:x1="3.048cm" svg:y1="5.46cm" svg:x2="3.048cm" svg:y2="4.699cm">
          <text:p/>
        </draw:line>
        <draw:frame draw:style-name="gr6" draw:text-style-name="P8" draw:layer="layout" svg:width="14.478cm" svg:height="0.762cm" svg:x="5.08cm" svg:y="0.508cm">
          <draw:text-box>
            <text:p text:style-name="P7"><text:span text:style-name="T3">Represents a single stream, either in-flow or static. <text:s/>It contains...</text:span></text:p>
          </draw:text-box>
        </draw:frame>
        <draw:line draw:style-name="gr5" draw:text-style-name="P6" draw:layer="layout" svg:x1="1.524cm" svg:y1="3.048cm" svg:x2="1.27cm" svg:y2="3.175cm">
          <text:p/>
        </draw:line>
        <draw:line draw:style-name="gr5" draw:text-style-name="P6" draw:layer="layout" svg:x1="1.524cm" svg:y1="3.302cm" svg:x2="1.27cm" svg:y2="3.176cm">
          <text:p/>
        </draw:line>
        <draw:line draw:style-name="gr5" draw:text-style-name="P6" draw:layer="layout" svg:x1="1.524cm" svg:y1="2.032cm" svg:x2="1.016cm" svg:y2="2.033cm">
          <text:p/>
        </draw:line>
        <draw:line draw:style-name="gr5" draw:text-style-name="P6" draw:layer="layout" svg:x1="1.524cm" svg:y1="1.905cm" svg:x2="1.27cm" svg:y2="2.032cm">
          <text:p/>
        </draw:line>
        <draw:line draw:style-name="gr5" draw:text-style-name="P6" draw:layer="layout" svg:x1="1.524cm" svg:y1="2.159cm" svg:x2="1.27cm" svg:y2="2.033cm">
          <text:p/>
        </draw:line>
        <draw:line draw:style-name="gr5" draw:text-style-name="P6" draw:layer="layout" svg:x1="2.54cm" svg:y1="4.318cm" svg:x2="2.032cm" svg:y2="4.319cm">
          <text:p/>
        </draw:line>
        <draw:line draw:style-name="gr5" draw:text-style-name="P6" draw:layer="layout" svg:x1="2.54cm" svg:y1="4.191cm" svg:x2="2.286cm" svg:y2="4.318cm">
          <text:p/>
        </draw:line>
        <draw:line draw:style-name="gr5" draw:text-style-name="P6" draw:layer="layout" svg:x1="2.54cm" svg:y1="4.445cm" svg:x2="2.286cm" svg:y2="4.319cm">
          <text:p/>
        </draw:line>
        <draw:line draw:style-name="gr5" draw:text-style-name="P6" draw:layer="layout" svg:x1="3.556cm" svg:y1="5.461cm" svg:x2="3.048cm" svg:y2="5.462cm">
          <text:p/>
        </draw:line>
        <draw:line draw:style-name="gr5" draw:text-style-name="P6" draw:layer="layout" svg:x1="3.556cm" svg:y1="5.334cm" svg:x2="3.302cm" svg:y2="5.461cm">
          <text:p/>
        </draw:line>
        <draw:line draw:style-name="gr5" draw:text-style-name="P6" draw:layer="layout" svg:x1="3.556cm" svg:y1="5.588cm" svg:x2="3.302cm" svg:y2="5.462cm">
          <text:p/>
        </draw:line>
        <draw:line draw:style-name="gr5" draw:text-style-name="P6" draw:layer="layout" svg:x1="2.54cm" svg:y1="6.604cm" svg:x2="2.032cm" svg:y2="6.605cm">
          <text:p/>
        </draw:line>
        <draw:line draw:style-name="gr5" draw:text-style-name="P6" draw:layer="layout" svg:x1="2.54cm" svg:y1="6.477cm" svg:x2="2.286cm" svg:y2="6.604cm">
          <text:p/>
        </draw:line>
        <draw:line draw:style-name="gr5" draw:text-style-name="P6" draw:layer="layout" svg:x1="2.54cm" svg:y1="6.731cm" svg:x2="2.286cm" svg:y2="6.605cm">
          <text:p/>
        </draw:line>
        <draw:line draw:style-name="gr5" draw:text-style-name="P6" draw:layer="layout" svg:x1="1.524cm" svg:y1="9.017cm" svg:x2="1.016cm" svg:y2="9.018cm">
          <text:p/>
        </draw:line>
        <draw:line draw:style-name="gr5" draw:text-style-name="P6" draw:layer="layout" svg:x1="1.524cm" svg:y1="8.89cm" svg:x2="1.27cm" svg:y2="9.017cm">
          <text:p/>
        </draw:line>
        <draw:line draw:style-name="gr5" draw:text-style-name="P6" draw:layer="layout" svg:x1="1.524cm" svg:y1="9.144cm" svg:x2="1.27cm" svg:y2="9.018cm">
          <text:p/>
        </draw:line>
        <draw:line draw:style-name="gr5" draw:text-style-name="P6" draw:layer="layout" svg:x1="2.54cm" svg:y1="10.16cm" svg:x2="2.032cm" svg:y2="10.161cm">
          <text:p/>
        </draw:line>
        <draw:line draw:style-name="gr5" draw:text-style-name="P6" draw:layer="layout" svg:x1="2.54cm" svg:y1="10.033cm" svg:x2="2.286cm" svg:y2="10.16cm">
          <text:p/>
        </draw:line>
        <draw:line draw:style-name="gr5" draw:text-style-name="P6" draw:layer="layout" svg:x1="2.54cm" svg:y1="10.287cm" svg:x2="2.286cm" svg:y2="10.161cm">
          <text:p/>
        </draw:line>
        <draw:frame draw:style-name="gr6" draw:text-style-name="P8" draw:layer="layout" svg:width="13.335cm" svg:height="0.762cm" svg:x="6.223cm" svg:y="1.651cm">
          <draw:text-box>
            <text:p text:style-name="P7"><text:span text:style-name="T3">Vector frame definitions available for reference</text:span></text:p>
          </draw:text-box>
        </draw:frame>
        <draw:frame draw:style-name="gr6" draw:text-style-name="P8" draw:layer="layout" svg:width="13.335cm" svg:height="0.762cm" svg:x="6.223cm" svg:y="2.794cm">
          <draw:text-box>
            <text:p text:style-name="P7"><text:span text:style-name="T3">Datasets, whose members are all coincident in index space</text:span></text:p>
          </draw:text-box>
        </draw:frame>
        <draw:frame draw:style-name="gr6" draw:text-style-name="P8" draw:layer="layout" svg:width="13.335cm" svg:height="0.762cm" svg:x="6.223cm" svg:y="3.937cm">
          <draw:text-box>
            <text:p text:style-name="P7"><text:span text:style-name="T3">Physical dimensions, whose variables have specific roles (center, min, max ...)</text:span></text:p>
          </draw:text-box>
        </draw:frame>
        <draw:frame draw:style-name="gr6" draw:text-style-name="P8" draw:layer="layout" svg:width="13.335cm" svg:height="0.762cm" svg:x="6.223cm" svg:y="5.08cm">
          <draw:text-box>
            <text:p text:style-name="P7"><text:span text:style-name="T3">Virtual variables that provide index mapping for arrays, sequences and more</text:span></text:p>
          </draw:text-box>
        </draw:frame>
        <draw:frame draw:style-name="gr6" draw:text-style-name="P8" draw:layer="layout" svg:width="13.335cm" svg:height="0.762cm" svg:x="6.223cm" svg:y="7.366cm">
          <draw:text-box>
            <text:p text:style-name="P7"><text:span text:style-name="T3">Input/output value type converters</text:span></text:p>
          </draw:text-box>
        </draw:frame>
        <draw:frame draw:style-name="gr6" draw:text-style-name="P10" draw:layer="layout" svg:width="13.335cm" svg:height="0.762cm" svg:x="6.223cm" svg:y="8.636cm">
          <draw:text-box>
            <text:p text:style-name="P9"><text:span text:style-name="T4">(legacy support) Description and data for a single packet type</text:span></text:p>
          </draw:text-box>
        </draw:frame>
        <draw:frame draw:style-name="gr6" draw:text-style-name="P10" draw:layer="layout" svg:width="13.335cm" svg:height="0.762cm" svg:x="6.223cm" svg:y="9.779cm">
          <draw:text-box>
            <text:p text:style-name="P9"><text:span text:style-name="T4">(legacy support) Description and data for a single variable</text:span></text:p>
          </draw:text-box>
        </draw:frame>
        <draw:custom-shape draw:style-name="gr1" draw:text-style-name="P2" draw:layer="layout" svg:width="3.048cm" svg:height="0.762cm" svg:x="2.54cm" svg:y="7.366cm">
          <text:p text:style-name="P1"><text:span text:style-name="T1">DasCod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2.54cm" svg:y1="7.747cm" svg:x2="2.032cm" svg:y2="7.748cm">
          <text:p/>
        </draw:line>
        <draw:line draw:style-name="gr5" draw:text-style-name="P6" draw:layer="layout" svg:x1="2.54cm" svg:y1="7.62cm" svg:x2="2.286cm" svg:y2="7.747cm">
          <text:p/>
        </draw:line>
        <draw:line draw:style-name="gr5" draw:text-style-name="P6" draw:layer="layout" svg:x1="2.54cm" svg:y1="7.874cm" svg:x2="2.286cm" svg:y2="7.748cm">
          <text:p/>
        </draw:line>
        <draw:line draw:style-name="gr5" draw:text-style-name="P6" draw:layer="layout" svg:x1="2.032cm" svg:y1="10.161cm" svg:x2="2.032cm" svg:y2="9.399cm">
          <text:p/>
        </draw:line>
        <draw:line draw:style-name="gr5" draw:text-style-name="P6" draw:layer="layout" svg:x1="2.54cm" svg:y1="10.161cm" svg:x2="2.032cm" svg:y2="10.162cm">
          <text:p/>
        </draw:line>
        <draw:line draw:style-name="gr5" draw:text-style-name="P6" draw:layer="layout" svg:x1="2.54cm" svg:y1="10.034cm" svg:x2="2.286cm" svg:y2="10.161cm">
          <text:p/>
        </draw:line>
        <draw:line draw:style-name="gr5" draw:text-style-name="P6" draw:layer="layout" svg:x1="2.54cm" svg:y1="10.288cm" svg:x2="2.286cm" svg:y2="10.162cm">
          <text:p/>
        </draw:line>
        <draw:frame draw:style-name="gr6" draw:text-style-name="P8" draw:layer="layout" svg:width="13.335cm" svg:height="0.762cm" svg:x="6.223cm" svg:y="6.223cm">
          <draw:text-box>
            <text:p text:style-name="P7"><text:span text:style-name="T3">Dense storage arrays allowing ragged index ranges in any array dimens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08cm" fo:margin-bottom="0.508cm" fo:margin-left="0.508cm" fo:margin-right="0.508cm" fo:page-width="20.066cm" fo:page-height="11.0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7T12:56:12.709308805</meta:creation-date>
    <dc:date>2024-02-27T15:07:25.874743923</dc:date>
    <meta:editing-duration>PT1H6M29S</meta:editing-duration>
    <meta:editing-cycles>4</meta:editing-cycles>
    <meta:generator>LibreOffice/7.3.7.2$Linux_X86_64 LibreOffice_project/30$Build-2</meta:generator>
    <meta:document-statistic meta:object-count="51"/>
  </office:meta>
</office:document-meta>
</file>